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alysis Planning Worksheet</text:p>
      <text:p text:style-name="P1"/>
      <text:p text:style-name="P3">Evaluation Question</text:p>
      <text:p text:style-name="P1">How demographics affects type of hate crime</text:p>
      <text:p text:style-name="P1"/>
      <text:p text:style-name="P3">Independent Variable(s)</text:p>
      <text:p text:style-name="P2">These variable(s) are causing something or creating an effect. List what each is and whether it is categorical or continuous. It is ok to only have one.</text:p>
      <text:p text:style-name="P8">Variable</text:p>
      <text:p text:style-name="P1">demographics</text:p>
      <text:p text:style-name="P1">categorical</text:p>
      <text:p text:style-name="P1">8 levels</text:p>
      <text:p text:style-name="P1"/>
      <text:p text:style-name="P3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8">Variable</text:p>
      <text:p text:style-name="P1">type of crimes</text:p>
      <text:p text:style-name="P1">categorical</text:p>
      <text:p text:style-name="P1">6 levels</text:p>
      <text:p text:style-name="P1"/>
      <text:p text:style-name="P1">Now that you know the type and number of independent and dependent variables, you are ready to use the analysis flow charts to choose your analysis!</text:p>
      <text:p text:style-name="P1"/>
      <text:p text:style-name="P4">Analysis: </text:p>
      <text:p text:style-name="P5">1 Categorical IV with 1 Categorical DV</text:p>
      <text:p text:style-name="P5">Not comparing sample to population</text:p>
      <text:p text:style-name="P5">Not looking at changes over time</text:p>
      <text:p text:style-name="P5">2 or more levels of DV: <text:span text:style-name="T2">Bhapkar Chi-Squ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9</meta:editing-cycles>
    <meta:creation-date>2021-01-04T20:11:00</meta:creation-date>
    <dc:date>2022-03-20T22:13:44.06</dc:date>
    <meta:editing-duration>PT12M33S</meta:editing-duration>
    <meta:generator>OpenOffice/4.1.11$Win32 OpenOffice.org_project/4111m1$Build-9808</meta:generator>
    <meta:document-statistic meta:table-count="0" meta:image-count="0" meta:object-count="0" meta:page-count="1" meta:paragraph-count="21" meta:word-count="140" meta:character-count="8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